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 table:number-rows-repeated="3"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T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8:06:23.372301059</meta:creation-date>
    <dc:date>2024-08-29T00:07:43.528514028</dc:date>
    <meta:editing-duration>PT5H28M54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